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ResourceView.useInclude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.setPreventDispatchLoop( boolean preventDispatchLo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.InternalResourceView( String url , boolean always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ResourceView.setAlwaysInclude( boolean always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.exposeHelper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nalResourceView.renderMergedOutputModel( Map &lt; String , Object &gt; model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ternalResourceView.InternalResourc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nalResourceView.prepareForRendering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ResourceView.isContex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.InternalResourceView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.getRequestDispatcher( HttpServletRequest reques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